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33f76" officeooo:paragraph-rsid="00033f76"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style:text-underline-style="solid" style:text-underline-width="auto" style:text-underline-color="font-color" fo:font-weight="bold" officeooo:rsid="00033f76" officeooo:paragraph-rsid="00033f76"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variant="normal" fo:text-transform="none" fo:color="#666666" fo:letter-spacing="normal" officeooo:paragraph-rsid="00033f76"/>
    </style:style>
    <style:style style:name="P4" style:family="paragraph" style:parent-style-name="Heading_20_3">
      <style:paragraph-properties fo:text-align="start" style:justify-single-word="false"/>
      <style:text-properties fo:font-variant="normal" fo:text-transform="none" fo:color="#000000" style:font-name="sans-serif" fo:font-size="16.5pt" fo:letter-spacing="normal" fo:font-style="normal" style:text-underline-style="none" fo:font-weight="bold" officeooo:rsid="00033f76" officeooo:paragraph-rsid="00033f76" style:font-size-asian="10.5pt" style:font-weight-asian="normal" style:font-size-complex="12pt" style:font-weight-complex="normal"/>
    </style:style>
    <style:style style:name="P5" style:family="paragraph" style:parent-style-name="Heading_20_3">
      <style:paragraph-properties fo:margin-left="0cm" fo:margin-right="0cm" fo:margin-top="0cm" fo:margin-bottom="0.635cm" loext:contextual-spacing="false" fo:line-height="182%" fo:orphans="2" fo:widows="2" fo:text-indent="0cm" style:auto-text-indent="false" fo:padding="0cm" fo:border="none"/>
      <style:text-properties fo:font-variant="normal" fo:text-transform="none" fo:color="#000000" style:font-name="sans-serif" fo:font-size="16.5pt" fo:letter-spacing="normal" fo:font-style="normal" fo:font-weight="bold" officeooo:paragraph-rsid="00033f76"/>
    </style:style>
    <style:style style:name="P6" style:family="paragraph" style:parent-style-name="Text_20_body">
      <style:paragraph-properties fo:text-align="start" style:justify-single-word="false"/>
      <style:text-properties fo:font-variant="normal" fo:text-transform="none" fo:color="#666666" style:font-name="sans-serif" fo:font-size="13.5pt" fo:letter-spacing="normal" fo:font-style="normal" style:text-underline-style="none" fo:font-weight="normal" officeooo:rsid="00033f76" officeooo:paragraph-rsid="00033f76" style:font-size-asian="10.5pt" style:font-weight-asian="normal" style:font-size-complex="12pt" style:font-weight-complex="normal"/>
    </style:style>
    <style:style style:name="P7" style:family="paragraph" style:parent-style-name="Text_20_body">
      <style:paragraph-properties fo:margin-left="0cm" fo:margin-right="0cm" fo:margin-top="0cm" fo:margin-bottom="0.635cm" loext:contextual-spacing="false" fo:line-height="182%" fo:orphans="2" fo:widows="2" fo:text-indent="0cm" style:auto-text-indent="false" fo:padding="0cm" fo:border="none"/>
      <style:text-properties fo:font-variant="normal" fo:text-transform="none" fo:color="#666666" style:font-name="sans-serif" fo:font-size="13.5pt" fo:letter-spacing="normal" fo:font-style="normal" fo:font-weight="normal"/>
    </style:style>
    <style:style style:name="P8" style:family="paragraph" style:parent-style-name="Text_20_body">
      <style:paragraph-properties fo:margin-left="0cm" fo:margin-right="0cm" fo:margin-top="0cm" fo:margin-bottom="0.635cm" loext:contextual-spacing="false" fo:line-height="182%" fo:orphans="2" fo:widows="2" fo:text-indent="0cm" style:auto-text-indent="false" fo:padding="0cm" fo:border="none"/>
      <style:text-properties fo:font-variant="normal" fo:text-transform="none" fo:color="#666666" style:font-name="sans-serif" fo:font-size="13.5pt" fo:letter-spacing="normal" fo:font-style="normal" fo:font-weight="normal" officeooo:paragraph-rsid="00033f76"/>
    </style:style>
    <style:style style:name="P9" style:family="paragraph" style:parent-style-name="Text_20_body">
      <style:paragraph-properties fo:margin-left="0cm" fo:margin-right="0cm" fo:margin-top="0cm" fo:margin-bottom="0.635cm" loext:contextual-spacing="false" fo:line-height="182%" fo:orphans="2" fo:widows="2" fo:text-indent="0cm" style:auto-text-indent="false" fo:padding="0cm" fo:border="none"/>
      <style:text-properties fo:font-variant="normal" fo:text-transform="none" fo:color="#666666" fo:letter-spacing="normal" officeooo:paragraph-rsid="00033f76"/>
    </style:style>
    <style:style style:name="P10" style:family="paragraph" style:parent-style-name="Text_20_body">
      <style:paragraph-properties fo:margin-left="0cm" fo:margin-right="0cm" fo:margin-top="0cm" fo:margin-bottom="0.635cm" loext:contextual-spacing="false" fo:line-height="182%" fo:orphans="2" fo:widows="2" fo:text-indent="0cm" style:auto-text-indent="false" fo:padding="0cm" fo:border="none"/>
      <style:text-properties fo:font-weight="bold" officeooo:paragraph-rsid="00033f76" style:font-weight-asian="bold" style:font-weight-complex="bold"/>
    </style:style>
    <style:style style:name="P11" style:family="paragraph" style:parent-style-name="Text_20_body">
      <style:paragraph-properties fo:margin-left="0cm" fo:margin-right="0cm" fo:margin-top="0cm" fo:margin-bottom="0.635cm" loext:contextual-spacing="false" fo:line-height="182%" fo:orphans="2" fo:widows="2" fo:text-indent="0cm" style:auto-text-indent="false" fo:padding="0cm" fo:border="none"/>
      <style:text-properties fo:font-weight="bold" officeooo:paragraph-rsid="00058809"/>
    </style:style>
    <style:style style:name="P12" style:family="paragraph" style:parent-style-name="Text_20_body" style:list-style-name="L1">
      <style:paragraph-properties fo:margin-left="0cm" fo:margin-right="0cm" fo:margin-top="0cm" fo:margin-bottom="0cm" loext:contextual-spacing="false" fo:line-height="162%" fo:text-align="justify" style:justify-single-word="false" fo:orphans="2" fo:widows="2" fo:text-indent="0cm" style:auto-text-indent="false" fo:padding="0cm" fo:border="none"/>
      <style:text-properties fo:font-variant="normal" fo:text-transform="none" fo:color="#666666" style:font-name="sans-serif" fo:font-size="13.5pt" fo:letter-spacing="normal" fo:font-style="normal" fo:font-weight="normal"/>
    </style:style>
    <style:style style:name="P13" style:family="paragraph" style:parent-style-name="Text_20_body" style:list-style-name="L2">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666666" style:font-name="sans-serif" fo:font-size="13.5pt" fo:letter-spacing="normal" fo:font-style="normal" fo:font-weight="normal"/>
    </style:style>
    <style:style style:name="P14" style:family="paragraph" style:parent-style-name="Text_20_body" style:list-style-name="L3">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666666" style:font-name="sans-serif" fo:font-size="13.5pt" fo:letter-spacing="normal" fo:font-style="normal" fo:font-weight="normal"/>
    </style:style>
    <style:style style:name="P15" style:family="paragraph" style:parent-style-name="Text_20_body">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666666" style:font-name="sans-serif" fo:font-size="13.5pt" fo:letter-spacing="normal" fo:font-style="normal" fo:font-weight="bold" officeooo:rsid="00033f76" officeooo:paragraph-rsid="00033f76" style:font-weight-asian="bold" style:font-weight-complex="bold"/>
    </style:style>
    <style:style style:name="P16" style:family="paragraph" style:parent-style-name="Heading_20_4">
      <style:paragraph-properties fo:text-align="start" style:justify-single-word="false"/>
      <style:text-properties officeooo:paragraph-rsid="00033f76"/>
    </style:style>
    <style:style style:name="P17" style:family="paragraph" style:parent-style-name="Heading_20_4">
      <style:paragraph-properties fo:margin-left="0cm" fo:margin-right="0cm" fo:margin-top="0cm" fo:margin-bottom="0.635cm" loext:contextual-spacing="false" fo:line-height="182%" fo:orphans="2" fo:widows="2" fo:text-indent="0cm" style:auto-text-indent="false" fo:padding="0cm" fo:border="none"/>
      <style:text-properties fo:font-variant="normal" fo:text-transform="none" fo:color="#000000" style:font-name="sans-serif" fo:font-size="15pt" fo:letter-spacing="normal" fo:font-style="normal" fo:font-weight="bold" officeooo:paragraph-rsid="00033f76" style:font-weight-asian="bold" style:font-weight-complex="bold"/>
    </style:style>
    <style:style style:name="P18" style:family="paragraph" style:parent-style-name="Heading_20_4">
      <style:paragraph-properties fo:margin-left="0cm" fo:margin-right="0cm" fo:margin-top="0cm" fo:margin-bottom="0.635cm" loext:contextual-spacing="false" fo:line-height="182%" fo:orphans="2" fo:widows="2" fo:text-indent="0cm" style:auto-text-indent="false" fo:padding="0cm" fo:border="none"/>
      <style:text-properties fo:font-weight="bold" officeooo:paragraph-rsid="00033f76" style:font-weight-asian="bold" style:font-weight-complex="bold"/>
    </style:style>
    <style:style style:name="P19" style:family="paragraph" style:parent-style-name="Heading_20_4">
      <style:paragraph-properties fo:margin-left="0cm" fo:margin-right="0cm" fo:margin-top="0cm" fo:margin-bottom="0.635cm" loext:contextual-spacing="false" fo:line-height="182%" fo:orphans="2" fo:widows="2" fo:text-indent="0cm" style:auto-text-indent="false" fo:padding="0cm" fo:border="none"/>
      <style:text-properties fo:font-weight="bold" officeooo:paragraph-rsid="00058809"/>
    </style:style>
    <style:style style:name="T1" style:family="text">
      <style:text-properties officeooo:rsid="00033f76"/>
    </style:style>
    <style:style style:name="T2" style:family="text">
      <style:text-properties style:text-underline-style="none" officeooo:rsid="00033f76" style:font-size-asian="10.5pt" style:font-weight-asian="normal" style:font-size-complex="12pt" style:font-weight-complex="normal"/>
    </style:style>
    <style:style style:name="T3" style:family="text">
      <style:text-properties style:text-underline-style="none" fo:font-weight="bold" officeooo:rsid="00033f76" style:font-size-asian="10.5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style:font-name="sans-serif" fo:font-size="13.5pt" fo:font-style="normal" fo:font-weight="normal"/>
    </style:style>
    <style:style style:name="T6" style:family="text">
      <style:text-properties style:font-name="sans-serif" fo:font-size="13.5pt" fo:font-style="normal" fo:font-weight="normal" officeooo:rsid="00033f76"/>
    </style:style>
    <style:style style:name="T7" style:family="text">
      <style:text-properties style:font-name="sans-serif" fo:font-size="13.5pt" fo:font-style="normal" style:text-underline-style="none" fo:font-weight="normal" officeooo:rsid="00033f76" style:font-size-asian="10.5pt" style:font-weight-asian="normal" style:font-size-complex="12pt" style:font-weight-complex="normal"/>
    </style:style>
    <style:style style:name="T8" style:family="text">
      <style:text-properties style:font-name="sans-serif" fo:font-size="13.5pt" fo:font-style="normal" style:text-underline-style="none" fo:font-weight="bold" officeooo:rsid="00033f76" style:font-size-asian="10.5pt" style:font-weight-asian="bold" style:font-size-complex="12pt" style:font-weight-complex="bold"/>
    </style:style>
    <style:style style:name="T9" style:family="text">
      <style:text-properties style:font-name="sans-serif" fo:font-size="13.5pt" fo:font-style="normal" fo:font-weight="bold" style:font-weight-asian="bold" style:font-weight-complex="bold"/>
    </style:style>
    <style:style style:name="T10" style:family="text">
      <style:text-properties style:font-name="sans-serif" fo:font-size="13.5pt" fo:font-style="normal" officeooo:rsid="00033f76"/>
    </style:style>
    <style:style style:name="T11" style:family="text">
      <style:text-properties fo:font-size="13.5pt"/>
    </style:style>
    <style:style style:name="T12" style:family="text">
      <style:text-properties fo:font-size="13.5pt" fo:font-weight="normal"/>
    </style:style>
    <style:style style:name="T13" style:family="text">
      <style:text-properties fo:font-size="13.5pt" fo:font-weight="normal" officeooo:rsid="00033f76"/>
    </style:style>
    <style:style style:name="T14" style:family="text">
      <style:text-properties fo:font-size="13.5pt" officeooo:rsid="00033f76"/>
    </style:style>
    <style:style style:name="T15" style:family="text">
      <style:text-properties fo:color="#000000"/>
    </style:style>
    <style:style style:name="T16" style:family="text">
      <style:text-properties fo:color="#000000" fo:font-size="15pt" fo:font-weight="bold"/>
    </style:style>
    <style:style style:name="T17" style:family="text">
      <style:text-properties fo:color="#000000" style:font-name="sans-serif" fo:font-size="15pt" fo:font-style="normal" fo:font-weight="bold"/>
    </style:style>
    <style:style style:name="T18" style:family="text">
      <style:text-properties fo:color="#000000" style:font-name="sans-serif" fo:font-size="13.5pt" fo:font-style="normal" fo:font-weight="normal"/>
    </style:style>
    <style:style style:name="T19" style:family="text">
      <style:text-properties fo:font-variant="normal" fo:text-transform="none" fo:color="#666666" style:font-name="sans-serif" fo:font-size="13.5pt" fo:letter-spacing="normal" fo:font-style="normal"/>
    </style:style>
    <style:style style:name="T20" style:family="text">
      <style:text-properties fo:font-variant="normal" fo:text-transform="none" fo:color="#666666" style:font-name="sans-serif" fo:font-size="13.5pt" fo:letter-spacing="normal" fo:font-style="normal" fo:font-weight="normal"/>
    </style:style>
    <style:style style:name="T21" style:family="text">
      <style:text-properties fo:font-variant="normal" fo:text-transform="none" fo:color="#000000" style:font-name="sans-serif" fo:font-size="13.5pt" fo:letter-spacing="normal" fo:font-style="normal"/>
    </style:style>
    <style:style style:name="T22" style:family="text">
      <style:text-properties fo:font-variant="normal" fo:text-transform="none" fo:color="#000000" style:font-name="sans-serif" fo:font-size="13.5pt" fo:letter-spacing="normal" fo:font-style="normal" fo:font-weight="bold" style:font-weight-asian="bold" style:font-weight-complex="bold"/>
    </style:style>
    <style:style style:name="T23" style:family="text">
      <style:text-properties fo:font-variant="normal" fo:text-transform="none" fo:color="#000000" style:font-name="sans-serif" fo:font-size="13.5pt" fo:letter-spacing="normal" fo:font-style="normal" fo:font-weight="bold" officeooo:rsid="00033f76" style:font-weight-asian="bold" style:font-weight-complex="bold"/>
    </style:style>
    <style:style style:name="T24" style:family="text">
      <style:text-properties fo:font-variant="normal" fo:text-transform="none" fo:color="#000000" style:font-name="sans-serif" fo:font-size="13.5pt" fo:letter-spacing="normal" fo:font-style="normal" fo:font-weight="normal"/>
    </style:style>
    <style:style style:name="T25" style:family="text">
      <style:text-properties fo:font-variant="normal" fo:text-transform="none" fo:color="#000000" style:font-name="sans-serif" fo:font-size="13.5pt" fo:letter-spacing="normal" fo:font-style="normal" style:font-weight-asian="bold" style:font-weight-complex="bold"/>
    </style:style>
    <style:style style:name="T26" style:family="text">
      <style:text-properties fo:font-variant="normal" fo:text-transform="none" fo:color="#e03800" style:text-line-through-style="none" style:text-line-through-type="none" style:font-name="inherit" fo:font-size="13.5pt" fo:letter-spacing="normal" fo:font-style="normal" style:text-underline-style="none" fo:font-weight="normal" style:text-blinking="false" loext:padding="0cm" loext:border="none"/>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s</text:p>
      <text:p text:style-name="P2"/>
      <text:p text:style-name="P6">There are two types of communication protocols which are classified below:</text:p>
      <text:list xml:id="list3490149101" text:style-name="L1">
        <text:list-item>
          <text:p text:style-name="P12">Inter System Protocol</text:p>
        </text:list-item>
        <text:list-item>
          <text:p text:style-name="P12">Intra System Protocol</text:p>
        </text:list-item>
      </text:list>
      <text:h text:style-name="P4" text:outline-level="3">Inter System Protocol</text:h>
      <text:p text:style-name="P7">The inter-system protocol using to communicate the two different devices. Like communication between computer to microcontroller kit. The communication is done through an inter bus system.</text:p>
      <text:p text:style-name="P6">The different categories of intersystem protocol mainly include the following.</text:p>
      <text:list xml:id="list2881250195" text:style-name="L2">
        <text:list-item>
          <text:p text:style-name="P13">UART Protocol</text:p>
        </text:list-item>
        <text:list-item>
          <text:p text:style-name="P13">USART Protocol</text:p>
        </text:list-item>
        <text:list-item>
          <text:p text:style-name="P13">USB Protocol</text:p>
        </text:list-item>
      </text:list>
      <text:p text:style-name="P15">UART Protocols:-</text:p>
      <text:p text:style-name="P3"><text:span text:style-name="T7">UART stands for a </text:span><text:span text:style-name="T8">universal asynchronous transmitter and receiver.</text:span><text:span text:style-name="T7"> UART Protocols is a serial communication with two wired protocols.</text:span><text:span text:style-name="T5">The data cable signal lines are labeled as Rx and Tx. <text:s/>It is transferred and receives the data serially bit by bit without class pulses. The UART takes bytes of data and sends the individual bits in a sequential manner.</text:span><text:span text:style-name="T9">UART is a half-duplex protocol. </text:span><text:span text:style-name="T5">Half-duplex means transferring and receiving the data but not at the same time. Most of the controllers have hardware UART on board.</text:span> <text:span text:style-name="T5">It has one start bit, 8-bit data and a one-stop bit mean the 8-bit data transfer one’s signal is high to low.</text:span></text:p>
      <text:p text:style-name="P3"><text:span text:style-name="T6">ex.</text:span><text:span text:style-name="T5"> Emails, SMS,</text:span></text:p>
      <text:p text:style-name="P3"><text:span text:style-name="T6"/></text:p>
      <text:h text:style-name="P16" text:outline-level="4"><text:soft-page-break/><text:span text:style-name="T23">USART Protocol:-</text:span></text:h>
      <text:h text:style-name="P16" text:outline-level="4"><text:line-break/><text:span text:style-name="T20">USART stands for a universal synchronous and asynchronous transmitter and receiver. It is a serial communication of a two-wire protocol. The data cable signal lines are labeled as Rx and TX. This protocol is used to transmitting and receiving the data byte by byte along with the clock pulses. It is a full-duplex protocol that means transmitting and receiving data simultaneously to different board rates. Different devices communicate with microcontroller to this protocol.</text:span></text:h>
      <text:p text:style-name="Text_20_body"><text:line-break/></text:p>
      <text:p text:style-name="P8"><text:span text:style-name="T16">USB Protocol</text:span></text:p>
      <text:p text:style-name="P9"><text:span text:style-name="T17"> </text:span><text:span text:style-name="T16"> </text:span><text:span text:style-name="T18">The data cable signal lines are labeled D+ and D-. This protocol is used to communicate with the system peripherals.USB protocol is used to send and receive the data serially to the host and peripheral devices.USB communication requires driver software that is based on the functionality of the system.USB devices can transfer data on the bus without any request on the host computer.</text:span></text:p>
      <text:p text:style-name="P9"><text:span text:style-name="T18"/></text:p>
      <text:h text:style-name="P5" text:outline-level="3"><text:span text:style-name="T12">Intra System Protocol</text:span></text:h>
      <text:p text:style-name="P7">The Intra system protocol is used to communicate the two devices within the circuit board. While using these intra system protocols, without going to intrasystem protocols we will expand the peripherals of the microcontroller. The circuit complexity and power consumption will be increased by using the intrasystem protocol. Using intra system <text:soft-page-break/>protocols circuit complexity and power consumption, the cost is decreased and it is very secure to accessing the data</text:p>
      <text:p text:style-name="P8"><text:span text:style-name="T15">The different categories of intrasystem protocol mainly include the following.</text:span></text:p>
      <text:list xml:id="list3176673067" text:style-name="L3">
        <text:list-item>
          <text:p text:style-name="P14">I2C Protocol</text:p>
        </text:list-item>
        <text:list-item>
          <text:p text:style-name="P14">SPI Protocol</text:p>
        </text:list-item>
        <text:list-item>
          <text:p text:style-name="P14">CAN Protocol</text:p>
        </text:list-item>
      </text:list>
      <text:h text:style-name="P18" text:outline-level="4"><text:span text:style-name="T21">I2C Protocol</text:span></text:h>
      <text:p text:style-name="P10"><text:a xlink:type="simple" xlink:href="https://www.elprocus.com/i2c-bus-protocol-tutorial-interface-applications/" office:target-frame-name="_blank" xlink:show="new" text:style-name="Internet_20_link" text:visited-style-name="Visited_20_Internet_20_Link"><text:span text:style-name="T26">I2C stands for the inter-integrated circuit</text:span></text:a><text:span text:style-name="T20"> and it requires only two wires connecting all peripherals to the microcontroller. I2C requires two wires SDA (serial data line) and SCL (serial clock line) to carry information between devices. It is a master to a slave communication protocol. Each slave has a unique address. The master device sends the address of the target slave device and reads/writes the flag. The address matches any slave device that the device is ON, the remaining slave devices are disabled mode.</text:span></text:p>
      <text:p text:style-name="P7">Once the address is match communication proceed between the master and that slave device and transmitting and receiving the data. The transmitter sends 8-bit data, the receiver replies 1-bit of acknowledgment. When the communication is completed master issues the stop condition. The I2C bus was developed by Philips Semiconductors. Its original purpose is to provide an easy way to connect CPU to peripherals chips</text:p>
      <text:h text:style-name="P17" text:outline-level="4"><text:soft-page-break/><text:span text:style-name="T11">SPI Protocol</text:span></text:h>
      <text:p text:style-name="P7">SPI stands for the serial peripheral interface. It is one of the serial communication protocol developed by Motorola. Sometimes SPI protocol is also called a 4-wire protocol. It requires four wires MOSI, MISO, SS, and SCLK.SPI protocol used to communicate the master and slave devices. The master first configures the clock using a frequency.</text:p>
      <text:p text:style-name="P7">The master then selects the particular slave device for communication by pulling the chip select button. That particular device is selected and starts the communication between the master and that particular slave. The master selects only one slave at a time. It is a full-duplex communication protocol. Not limited to 8-bit words in the case of bit transferring.</text:p>
      <text:h text:style-name="P19" text:outline-level="4"><text:span text:style-name="T25">CAN Protocol</text:span></text:h>
      <text:h text:style-name="P19" text:outline-level="4"><text:span text:style-name="T20">CAN stands for the controller area network. It is a serial communication protocol. It requires two wires CAN High (H+) and CAN low (H-).  It was developed by the Robert bosh company in 1985 for in-vehicle networks. It is based on a message-oriented transmission protocol</text:span><text:span text:style-name="T25">.</text:span></text:h>
      <text:p text:style-name="P11"><text:span text:style-name="T25"/></text:p>
      <text:p text:style-name="P7"/>
      <text:p text:style-name="P3"><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2T22:21:51.900343048</meta:creation-date>
    <dc:date>2022-03-12T22:57:28.674840429</dc:date>
    <meta:editing-duration>PT14M26S</meta:editing-duration>
    <meta:editing-cycles>1</meta:editing-cycles>
    <meta:generator>LibreOffice/6.0.7.3$Linux_X86_64 LibreOffice_project/00m0$Build-3</meta:generator>
    <meta:document-statistic meta:table-count="0" meta:image-count="0" meta:object-count="0" meta:page-count="4" meta:paragraph-count="32" meta:word-count="722" meta:character-count="4548" meta:non-whitespace-character-count="3859"/>
  </office:meta>
</office:document-meta>
</file>